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Heading_20_1">
      <style:paragraph-properties fo:text-align="start" style:justify-single-word="false"/>
      <style:text-properties officeooo:paragraph-rsid="00131cbf"/>
    </style:style>
    <style:style style:name="P2" style:family="paragraph" style:parent-style-name="Standard">
      <style:paragraph-properties fo:text-align="start" style:justify-single-word="false"/>
      <style:text-properties fo:font-size="18pt" style:text-underline-style="none" fo:font-weight="bold" officeooo:rsid="00131cbf" officeooo:paragraph-rsid="00131cbf" style:font-size-asian="15.75pt" style:font-weight-asian="bold" style:font-size-complex="18pt" style:font-weight-complex="bold"/>
    </style:style>
    <style:style style:name="P3" style:family="paragraph" style:parent-style-name="Standard" style:list-style-name="L2">
      <style:paragraph-properties fo:text-align="start" style:justify-single-word="false"/>
      <style:text-properties fo:font-size="18pt" style:text-underline-style="none" fo:font-weight="bold" officeooo:rsid="00131cbf" officeooo:paragraph-rsid="00131cbf"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color="#c9211e" loext:opacity="100%" fo:font-size="22pt" style:text-underline-style="wave" style:text-underline-width="auto" style:text-underline-color="font-color" fo:font-weight="bold" officeooo:rsid="00131cbf" officeooo:paragraph-rsid="00131cbf" style:font-size-asian="19.25pt" style:font-weight-asian="bold" style:font-size-complex="22pt" style:font-weight-complex="bold"/>
    </style:style>
    <style:style style:name="P5" style:family="paragraph" style:parent-style-name="Standard">
      <style:paragraph-properties fo:text-align="start" style:justify-single-word="false"/>
      <style:text-properties fo:color="#000000" loext:opacity="100%" fo:font-size="18pt" style:text-underline-style="none" fo:font-weight="bold" officeooo:rsid="00131cbf" officeooo:paragraph-rsid="00131cbf" style:font-size-asian="15.75pt" style:font-weight-asian="bold" style:font-size-complex="18pt" style:font-weight-complex="bold"/>
    </style:style>
    <style:style style:name="P6" style:family="paragraph" style:parent-style-name="Standard">
      <style:paragraph-properties fo:text-align="center" style:justify-single-word="false"/>
      <style:text-properties fo:color="#000000" loext:opacity="100%" fo:font-size="18pt" style:text-underline-style="none" fo:font-weight="bold" officeooo:rsid="00131cbf" officeooo:paragraph-rsid="00131cbf"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0000" loext:opacity="100%" fo:font-size="18pt" style:text-underline-style="wave" style:text-underline-width="auto" style:text-underline-color="font-color" fo:font-weight="bold" officeooo:rsid="00131cbf" officeooo:paragraph-rsid="00131cbf"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loext:opacity="100%" fo:font-size="24pt" style:text-underline-style="none" fo:font-weight="bold" officeooo:rsid="00131cbf" officeooo:paragraph-rsid="00131cbf" style:font-size-asian="21pt" style:font-weight-asian="bold" style:font-size-complex="24pt" style:font-weight-complex="bold"/>
    </style:style>
    <style:style style:name="P9" style:family="paragraph" style:parent-style-name="Standard">
      <style:paragraph-properties fo:text-align="center" style:justify-single-word="false"/>
      <style:text-properties fo:color="#000000" loext:opacity="100%" fo:font-size="24pt" style:text-underline-style="none" fo:font-weight="bold" officeooo:rsid="00131cbf" officeooo:paragraph-rsid="00131cbf" style:font-size-asian="21pt" style:font-weight-asian="bold" style:font-size-complex="24pt" style:font-weight-complex="bold"/>
    </style:style>
    <style:style style:name="P10" style:family="paragraph" style:parent-style-name="Standard">
      <style:paragraph-properties fo:text-align="start" style:justify-single-word="false"/>
      <style:text-properties officeooo:paragraph-rsid="00131cbf"/>
    </style:style>
    <style:style style:name="P11" style:family="paragraph" style:parent-style-name="Standard">
      <style:paragraph-properties fo:text-align="center" style:justify-single-word="false"/>
      <style:text-properties fo:color="#f10d0c" loext:opacity="100%" fo:font-size="22pt" style:text-underline-style="none" fo:font-weight="bold" officeooo:rsid="00131cbf" officeooo:paragraph-rsid="00131cbf" style:font-size-asian="19.25pt" style:font-weight-asian="bold" style:font-size-complex="22pt" style:font-weight-complex="bold"/>
    </style:style>
    <style:style style:name="P12" style:family="paragraph" style:parent-style-name="Standard">
      <style:paragraph-properties fo:text-align="start" style:justify-single-word="false"/>
      <style:text-properties fo:color="#ff0000" loext:opacity="100%" fo:font-size="18pt" style:text-underline-style="none" fo:font-weight="bold" officeooo:rsid="00131cbf" officeooo:paragraph-rsid="00131cbf"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color="#ff0000" loext:opacity="100%" fo:font-size="22pt" style:text-underline-style="none" fo:font-weight="bold" officeooo:rsid="00131cbf" officeooo:paragraph-rsid="00131cbf" style:font-size-asian="19.25pt" style:font-weight-asian="bold" style:font-size-complex="22pt" style:font-weight-complex="bold"/>
    </style:style>
    <style:style style:name="P14" style:family="paragraph" style:parent-style-name="Standard">
      <style:paragraph-properties fo:text-align="center" style:justify-single-word="false"/>
      <style:text-properties fo:color="#ff0000" loext:opacity="100%" fo:font-size="22pt" style:text-underline-style="none" fo:font-weight="bold" officeooo:rsid="00131cbf" officeooo:paragraph-rsid="00131cbf" style:font-size-asian="19.25pt" style:font-weight-asian="bold" style:font-size-complex="22pt" style:font-weight-complex="bold"/>
    </style:style>
    <style:style style:name="P15" style:family="paragraph" style:parent-style-name="Standard">
      <style:paragraph-properties fo:text-align="center" style:justify-single-word="false"/>
      <style:text-properties fo:color="#ff0000" loext:opacity="100%" fo:font-size="24pt" style:text-underline-style="none" fo:font-weight="bold" officeooo:rsid="00131cbf" officeooo:paragraph-rsid="00131cbf" style:font-size-asian="21pt" style:font-weight-asian="bold" style:font-size-complex="24pt" style:font-weight-complex="bold"/>
    </style:style>
    <style:style style:name="P16" style:family="paragraph" style:parent-style-name="Standard">
      <style:paragraph-properties fo:text-align="center" style:justify-single-word="false"/>
      <style:text-properties fo:color="#ff0000" loext:opacity="100%" fo:font-size="28pt" style:text-underline-style="wave" style:text-underline-width="auto" style:text-underline-color="font-color" fo:font-weight="bold" officeooo:rsid="001410ea" officeooo:paragraph-rsid="001410ea" style:font-size-asian="24.5pt" style:font-weight-asian="bold" style:font-size-complex="28pt" style:font-weight-complex="bold"/>
    </style:style>
    <style:style style:name="P17" style:family="paragraph" style:parent-style-name="Standard">
      <style:paragraph-properties fo:text-align="start" style:justify-single-word="false"/>
      <style:text-properties fo:color="#111111" loext:opacity="100%" fo:font-size="18pt" style:text-underline-style="none" fo:font-weight="bold" officeooo:rsid="00131cbf" officeooo:paragraph-rsid="00131cbf"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color="#069a2e" loext:opacity="100%" fo:font-size="22pt" style:text-underline-style="none" fo:font-weight="bold" officeooo:rsid="00131cbf" officeooo:paragraph-rsid="00131cbf" style:font-size-asian="19.25pt" style:font-weight-asian="bold" style:font-size-complex="22pt" style:font-weight-complex="bold"/>
    </style:style>
    <style:style style:name="P19" style:family="paragraph" style:parent-style-name="Standard">
      <style:paragraph-properties fo:text-align="center" style:justify-single-word="false"/>
      <style:text-properties fo:color="#ff4000" loext:opacity="100%" fo:font-size="24pt" style:text-underline-style="none" fo:font-weight="bold" officeooo:rsid="00131cbf" officeooo:paragraph-rsid="00131cbf" style:font-size-asian="21pt" style:font-weight-asian="bold" style:font-size-complex="24pt" style:font-weight-complex="bold"/>
    </style:style>
    <style:style style:name="P20" style:family="paragraph" style:parent-style-name="Text_20_body">
      <style:paragraph-properties fo:text-align="start" style:justify-single-word="false"/>
      <style:text-properties fo:color="#000000" loext:opacity="100%" fo:font-size="18pt" style:text-underline-style="none" fo:font-weight="bold" officeooo:rsid="00131cbf" officeooo:paragraph-rsid="00131cbf" style:font-size-asian="15.75pt" style:font-weight-asian="bold" style:font-size-complex="18pt" style:font-weight-complex="bold"/>
    </style:style>
    <style:style style:name="P21" style:family="paragraph" style:parent-style-name="Text_20_body">
      <style:paragraph-properties fo:text-align="center" style:justify-single-word="false"/>
      <style:text-properties fo:color="#000000" loext:opacity="100%" fo:font-size="18pt" style:text-underline-style="none" fo:font-weight="bold" officeooo:rsid="00131cbf" officeooo:paragraph-rsid="00131cbf" style:font-size-asian="15.75pt" style:font-weight-asian="bold" style:font-size-complex="18pt" style:font-weight-complex="bold"/>
    </style:style>
    <style:style style:name="P22" style:family="paragraph" style:parent-style-name="Text_20_body" style:list-style-name="L7">
      <style:paragraph-properties fo:text-align="start" style:justify-single-word="false"/>
      <style:text-properties fo:color="#000000" loext:opacity="100%" fo:font-size="22pt" style:text-underline-style="none" fo:font-weight="bold" officeooo:rsid="00131cbf" officeooo:paragraph-rsid="00131cbf" style:font-size-asian="19.25pt" style:font-weight-asian="bold" style:font-size-complex="22pt" style:font-weight-complex="bold"/>
    </style:style>
    <style:style style:name="P23" style:family="paragraph" style:parent-style-name="Text_20_body" style:list-style-name="L7">
      <style:paragraph-properties fo:margin-top="0in" fo:margin-bottom="0.0181in" style:contextual-spacing="false" fo:text-align="start" style:justify-single-word="false"/>
      <style:text-properties fo:color="#000000" loext:opacity="100%" fo:font-size="22pt" style:text-underline-style="none" fo:font-weight="bold" officeooo:rsid="00131cbf" officeooo:paragraph-rsid="00131cbf" style:font-size-asian="19.25pt" style:font-weight-asian="bold" style:font-size-complex="22pt" style:font-weight-complex="bold"/>
    </style:style>
    <style:style style:name="P24" style:family="paragraph" style:parent-style-name="Text_20_body" style:list-style-name="L7" style:master-page-name="">
      <loext:graphic-properties draw:fill="none"/>
      <style:paragraph-properties fo:margin-left="0.5in" fo:margin-right="-0.1252in" fo:margin-top="0in" fo:margin-bottom="0.0972in" style:contextual-spacing="false" fo:line-height="115%" fo:text-align="start" style:justify-single-word="false" fo:text-indent="-0.25in" style:auto-text-indent="false" style:page-number="auto" fo:background-color="transparent"/>
      <style:text-properties fo:color="#000000" loext:opacity="100%" fo:font-size="22pt" style:text-underline-style="none" fo:font-weight="bold" officeooo:rsid="00131cbf" officeooo:paragraph-rsid="00131cbf" style:font-size-asian="19.25pt" style:font-weight-asian="bold" style:font-size-complex="22pt" style:font-weight-complex="bold"/>
    </style:style>
    <style:style style:name="P25" style:family="paragraph" style:parent-style-name="Text_20_body" style:list-style-name="L6">
      <style:paragraph-properties fo:text-align="start" style:justify-single-word="false"/>
      <style:text-properties fo:color="#55215b" loext:opacity="100%" fo:font-size="18pt" style:text-underline-style="none" fo:font-weight="bold" officeooo:rsid="00131cbf" officeooo:paragraph-rsid="00131cbf" style:font-size-asian="15.75pt" style:font-weight-asian="bold" style:font-size-complex="18pt" style:font-weight-complex="bold"/>
    </style:style>
    <style:style style:name="T1" style:family="text">
      <style:text-properties officeooo:rsid="00131cbf"/>
    </style:style>
    <style:style style:name="T2" style:family="text">
      <style:text-properties style:text-underline-style="wave" style:text-underline-width="auto" style:text-underline-color="font-color"/>
    </style:style>
    <style:style style:name="T3" style:family="text">
      <style:text-properties fo:color="#000000" loext:opacity="100%"/>
    </style:style>
    <style:style style:name="T4" style:family="text">
      <style:text-properties fo:color="#000000" loext:opacity="100%" fo:font-size="18pt" style:text-underline-style="none" fo:font-weight="bold" officeooo:rsid="00131cbf" style:font-size-asian="15.75pt" style:font-weight-asian="bold" style:font-size-complex="18pt" style:font-weight-complex="bold"/>
    </style:style>
    <style:style style:name="T5" style:family="text">
      <style:text-properties fo:color="#000000" loext:opacity="100%" style:text-underline-style="none"/>
    </style:style>
    <style:style style:name="T6" style:family="text">
      <style:text-properties fo:color="#f10d0c" loext:opacity="100%"/>
    </style:style>
    <style:style style:name="T7" style:family="text">
      <style:text-properties fo:color="#f10d0c" loext:opacity="100%" style:text-underline-style="wave" style:text-underline-width="auto" style:text-underline-color="font-color"/>
    </style:style>
    <style:style style:name="T8" style:family="text">
      <style:text-properties fo:color="#f10d0c" loext:opacity="100%" style:text-underline-style="wave" style:text-underline-width="auto" style:text-underline-color="font-color" officeooo:rsid="00131cbf"/>
    </style:style>
    <style:style style:name="T9" style:family="text">
      <style:text-properties fo:color="#f10d0c" loext:opacity="100%" style:text-underline-style="none" officeooo:rsid="00131cbf"/>
    </style:style>
    <style:style style:name="T10" style:family="text">
      <style:text-properties fo:color="#069a2e" loext:opacity="100%"/>
    </style:style>
    <style:style style:name="T11" style:family="text">
      <style:text-properties fo:font-size="22pt" style:text-underline-style="wave" style:text-underline-width="auto" style:text-underline-color="font-color" style:font-size-asian="19.25pt" style:font-size-complex="22pt"/>
    </style:style>
    <style:style style:name="T12" style:family="text">
      <style:text-properties fo:color="#ff0000" loext:opacity="100%"/>
    </style:style>
    <style:style style:name="T13" style:family="text">
      <style:text-properties fo:color="#ff0000" loext:opacity="100%" fo:font-size="22pt" style:text-underline-style="none" fo:font-weight="bold" officeooo:rsid="00131cbf" style:font-size-asian="19.25pt" style:font-weight-asian="bold" style:font-size-complex="22pt" style:font-weight-complex="bold"/>
    </style:style>
    <style:style style:name="T14" style:family="text">
      <style:text-properties fo:color="#ff0000" loext:opacity="100%" fo:font-size="22pt" style:font-size-asian="19.25pt" style:font-size-complex="22pt"/>
    </style:style>
    <style:style style:name="T15" style:family="text">
      <style:text-properties fo:color="#ff0000" loext:opacity="100%" fo:font-size="22pt" style:text-underline-style="wave" style:text-underline-width="auto" style:text-underline-color="font-color" style:font-size-asian="19.25pt" style:font-size-complex="22pt"/>
    </style:style>
    <style:style style:name="T16" style:family="text">
      <style:text-properties fo:color="#ff0000" loext:opacity="100%" fo:font-size="24pt" style:font-size-asian="21pt" style:font-size-complex="24pt"/>
    </style:style>
    <style:style style:name="T17" style:family="text">
      <style:text-properties fo:color="#ff0000" loext:opacity="100%" fo:font-size="24pt" style:text-underline-style="solid" style:text-underline-width="bold" style:text-underline-color="font-color" style:font-size-asian="21pt" style:font-size-complex="2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troduction to computer</text:p>
      <text:p text:style-name="P2"/>
      <text:p text:style-name="P2">The word computer is derived from the word computer which means calculation there for in colloquial language it is consider as a calculating device that can do arithmetic and logical operations with speed but today its today its definition has changed because the now the use of computer is not limited to calculation today it is used for music, Graphics,Internet is also happy in many other area .</text:p>
      <text:p text:style-name="P2">So it now can say that it is an electronic device that accept data an after a wide state by state processing is change into information and present the output result it accept store and manipulates data according to our need.</text:p>
      <text:p text:style-name="P2"/>
      <text:p text:style-name="P4">Types of computer</text:p>
      <text:p text:style-name="P4"/>
      <text:p text:style-name="P5">Computer has been categorized in the following parts wise.</text:p>
      <text:p text:style-name="P5"/>
      <text:list text:style-name="L2">
        <text:list-item>
          <text:p text:style-name="P3">Analog computer</text:p>
        </text:list-item>
        <text:list-item>
          <text:p text:style-name="P3">Digital computer</text:p>
        </text:list-item>
        <text:list-item>
          <text:p text:style-name="P3">Hybrid computer</text:p>
        </text:list-item>
      </text:list>
      <text:h text:style-name="P1" text:outline-level="1"><text:span text:style-name="T1"><text:s text:c="27"/></text:span><text:span text:style-name="T9">(1) </text:span><text:span text:style-name="T8">Analog computer</text:span></text:h>
      <text:p text:style-name="P20">Analog computer are used mostly in medical science. This very kind of computers work on continuous data values, for example if you have two calculate the pressure something similar then kind of technology having will be useful.</text:p>
      <text:p text:style-name="P21"><text:span text:style-name="T6">(2) </text:span><text:span text:style-name="T7">Digital computer</text:span></text:p>
      <text:p text:style-name="P20">Digital computers or the most commonly use computer on in digital technic which use widely used an preferred now a days this kind of computers use micro processor technology which is quit digital and able to calculate an execute millions of <text:soft-page-break/>instructions within a second. This also comes under kind of categories as wee can see downwards.</text:p>
      <text:list text:style-name="L6">
        <text:list-item>
          <text:p text:style-name="P25"><text:s/><text:span text:style-name="T10">There are 4 types of digital computer</text:span></text:p>
        </text:list-item>
      </text:list>
      <text:list text:style-name="L7">
        <text:list-item>
          <text:p text:style-name="P22"><text:s text:c="6"/>Micro computer</text:p>
        </text:list-item>
        <text:list-item>
          <text:p text:style-name="P22"><text:s text:c="6"/>Mini computer</text:p>
        </text:list-item>
        <text:list-item>
          <text:p text:style-name="P23">Main frame computer</text:p>
        </text:list-item>
        <text:list-item>
          <text:p text:style-name="P24">Super computer</text:p>
        </text:list-item>
      </text:list>
      <text:p text:style-name="P21"><text:s text:c="2"/></text:p>
      <text:p text:style-name="P11">i. <text:span text:style-name="T2">Micro computer</text:span></text:p>
      <text:p text:style-name="P17"/>
      <text:p text:style-name="P17">The processor is very small so that call micro processor and device is micro computer is single user device.</text:p>
      <text:p text:style-name="P10"><text:span text:style-name="T13">Example --- <text:s text:c="3"/></text:span><text:span text:style-name="T4">Desktop, Laptop, palmtop computer</text:span></text:p>
      <text:p text:style-name="P10"><text:span text:style-name="T4"/></text:p>
      <text:p text:style-name="P14">ii. <text:span text:style-name="T2">Mini computer</text:span></text:p>
      <text:p text:style-name="P5"/>
      <text:p text:style-name="P5">The processor of mini computer is small but large then micro processor. <text:s/>Mini computer is multi user device <text:s/>generally used in designing company for commercial use.</text:p>
      <text:p text:style-name="P6"/>
      <text:p text:style-name="P14">iii. Main frame computer</text:p>
      <text:p text:style-name="P18"/>
      <text:p text:style-name="P5">It has large processor and multiuser <text:s/>device. Number of user is more than mini computer. <text:s/>This is multiuser and multitasking device mostly use in Metrology,</text:p>
      <text:p text:style-name="P5"><text:s text:c="3"/></text:p>
      <text:p text:style-name="P14">iv. <text:span text:style-name="T2">Super computer</text:span></text:p>
      <text:p text:style-name="P13"><text:span text:style-name="T5"/></text:p>
      <text:p text:style-name="P12"><text:soft-page-break/><text:span text:style-name="T3">The processor is biggest other then other computer and processing capacity <text:s/>is highest then other devices. </text:span></text:p>
      <text:p text:style-name="P5">It is Multi user fastest calculating device, generally used in nuclear science for calculation purpose. CRAY-1 is the first super computer. India’s first Super computer is PARAM-10000.</text:p>
      <text:p text:style-name="P5"/>
      <text:p text:style-name="P5"/>
      <text:p text:style-name="P14">3. Hybrid Computer</text:p>
      <text:p text:style-name="P5">The kind of computers comes with both characteristics (digital and analog) <text:s/>are called hybrid. This is used there where it needs to calculate both the digital and analog data for example in hospitals.</text:p>
      <text:p text:style-name="P5"/>
      <text:p text:style-name="P5"><text:s text:c="27"/><text:span text:style-name="T17">Characteristics computers </text:span></text:p>
      <text:p text:style-name="P8"><text:span text:style-name="T12"><text:s text:c="16"/></text:span></text:p>
      <text:p text:style-name="P9"><text:span text:style-name="T14">1. </text:span><text:span text:style-name="T15">speed</text:span></text:p>
      <text:p text:style-name="P5"/>
      <text:p text:style-name="P5">Computer can perform any types of work with greater speed.</text:p>
      <text:p text:style-name="P5">It takes only few seconds for calculation that we take hours to complete. You will be surprised to know that computer can perform millions of instructions and even more per second.</text:p>
      <text:p text:style-name="P5"><text:s text:c="4"/></text:p>
      <text:p text:style-name="P5"/>
      <text:p text:style-name="P6"><text:span text:style-name="T16">2. Accuracy</text:span></text:p>
      <text:p text:style-name="P5"><text:span text:style-name="T16"/></text:p>
      <text:p text:style-name="P17">Computers can do the calculations without errors and very accurately. The degree of accuracy of computer is very high high and every calculation is performed with the some accuracy. </text:p>
      <text:p text:style-name="P17">The a accuracy label is determined on the basis of design of computer.</text:p>
      <text:p text:style-name="P17"><text:soft-page-break/>A computer fault can occur only if the given incorrect input instruction.</text:p>
      <text:p text:style-name="P17"/>
      <text:p text:style-name="P15">3. <text:span text:style-name="T11">Diligence</text:span></text:p>
      <text:p text:style-name="P5">The computer can perform any task continuously without getting tired of any kind, so that it can perform any task continuously without any fault. Due to this ability of computers there has been a lot of development <text:s/>in human work.</text:p>
      <text:p text:style-name="P5"/>
      <text:p text:style-name="P19">4. <text:span text:style-name="T2">Storage capacity</text:span></text:p>
      <text:p text:style-name="P5"/>
      <text:p text:style-name="P5">computer can store large value of data and information on magnetic media. Memory were it can store data in secondary storage devices such as floppies, optical disks, which can be kept your computer and can be carried to other computer.</text:p>
      <text:p text:style-name="P5"><text:span text:style-name="T16"><text:s/></text:span></text:p>
      <text:p text:style-name="P7"/>
      <text:p text:style-name="P5"/>
      <text:p text:style-name="P5"/>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05:01.663608283</meta:creation-date>
    <dc:date>2024-02-21T13:38:16.568372673</dc:date>
    <meta:editing-duration>PT2H33M15S</meta:editing-duration>
    <meta:editing-cycles>2</meta:editing-cycles>
    <meta:generator>LibreOffice/7.5.9.2$Linux_X86_64 LibreOffice_project/50$Build-2</meta:generator>
    <meta:document-statistic meta:table-count="0" meta:image-count="0" meta:object-count="0" meta:page-count="4" meta:paragraph-count="46" meta:word-count="608" meta:character-count="3748" meta:non-whitespace-character-count="3083"/>
  </office:meta>
</office:document-meta>
</file>